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35.4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1.66pt"/>
    </style:style>
    <style:style style:name="co14" style:family="table-column">
      <style:table-column-properties fo:break-before="auto" style:column-width="30.84pt"/>
    </style:style>
    <style:style style:name="co15" style:family="table-column">
      <style:table-column-properties fo:break-before="auto" style:column-width="37.81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43.2pt"/>
    </style:style>
    <style:style style:name="co21" style:family="table-column">
      <style:table-column-properties fo:break-before="auto" style:column-width="43.99pt"/>
    </style:style>
    <style:style style:name="co22" style:family="table-column">
      <style:table-column-properties fo:break-before="auto" style:column-width="45.5pt"/>
    </style:style>
    <style:style style:name="co23" style:family="table-column">
      <style:table-column-properties fo:break-before="auto" style:column-width="29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/>
          <table:table-cell office:value-type="string" calcext:value-type="string">
            <text:p>Tribe</text:p>
          </table:table-cell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isans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4M00S" calcext:value-type="time">
            <text:p>00:14: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420" calcext:value-type="float">
            <text:p>42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420" calcext:value-type="float">
            <text:p>420</text:p>
          </table:table-cell>
          <table:table-cell office:value-type="float" office:value="550" calcext:value-type="float">
            <text:p>550</text:p>
          </table:table-cell>
          <table:table-cell office:value-type="float" office:value="480" calcext:value-type="float">
            <text:p>48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table:number-columns-repeated="3"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sians</text:p>
          </table:table-cell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700" calcext:value-type="float">
            <text:p>7700</text:p>
          </table:table-cell>
          <table:table-cell office:value-type="float" office:value="7600" calcext:value-type="float">
            <text:p>76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20M00S" calcext:value-type="time">
            <text:p>00:20:0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office:value-type="time" office:time-value="PT00H35M00S" calcext:value-type="time">
            <text:p>00:35:00</text:p>
          </table:table-cell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5M00S" calcext:value-type="time">
            <text:p>00:55: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0H35M00S" calcext:value-type="time">
            <text:p>00:35: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2H30M00S" calcext:value-type="time">
            <text:p>02:30: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2H00M00S" calcext:value-type="time">
            <text:p>02:00: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35M00S" calcext:value-type="time">
            <text:p>02:35:00</text:p>
          </table:table-cell>
          <table:table-cell table:number-columns-repeated="2"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ericans</text:p>
          </table:table-cell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300" calcext:value-type="float">
            <text:p>7300</text:p>
          </table:table-cell>
          <table:table-cell office:value-type="float" office:value="7500" calcext:value-type="float">
            <text:p>7500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Royal marine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eteo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Avro Lancaster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Submarine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HM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K-6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Medium Mark 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itts</text:p>
          </table:table-cell>
          <table:table-cell office:value-type="string" calcext:value-type="string">
            <text:p>Prime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Wehrmacht soldat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S soldat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Junkers 88D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Messerschmit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tuka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Unterseeboot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Flugzeugschiff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Fuhr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s</text:p>
          </table:table-cell>
          <table:table-cell office:value-type="string" calcext:value-type="string">
            <text:p>Reich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amurai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Nakajima C6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amikaze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Kawasaki Ki48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Emperor’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arrier of the rising sun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Ha-Go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O-I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Empero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Settl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Sheet1.A2:.A85])" office:value-type="float" office:value="82" calcext:value-type="float">
            <text:p>82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formula="of:=14*6-[Sheet1.A86]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number-columns-repeated="12"/>
        </table:table-row>
      </table:table>
      <table:table table:name="Alien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antry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antry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iation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viation</text:p>
          </table:table-cell>
        </table:table-row>
      </table:table>
      <table:table table:name="Partisans" table:style-name="ta1"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Volounte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2M00S" calcext:value-type="time">
            <text:p>00:12: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ior fighter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air baloon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bo fan fighte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2M00S" calcext:value-type="time">
            <text:p>00:42:00</text:p>
          </table:table-cell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 office:value-type="time" office:time-value="PT00H52M00S" calcext:value-type="time">
            <text:p>00:52:00</text:p>
          </table:table-cell>
          <table:table-cell office:value-type="float" office:value="420" calcext:value-type="float">
            <text:p>420</text:p>
          </table:table-cell>
          <table:table-cell office:value-type="float" office:value="480" calcext:value-type="float">
            <text:p>480</text:p>
          </table:table-cell>
          <table:table-cell office:value-type="float" office:value="550" calcext:value-type="float">
            <text:p>55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ermen’s boat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10M00S" calcext:value-type="time">
            <text:p>01:1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en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15M00S" calcext:value-type="time">
            <text:p>02:15: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30M00S" calcext:value-type="time">
            <text:p>03:30: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avy tank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4000" calcext:value-type="float">
            <text:p>4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lonel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7200" calcext:value-type="float">
            <text:p>72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ussians" table:style-name="ta1"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15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ldat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shina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00S" calcext:value-type="time">
            <text:p>00:15: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polev ANT-7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G-3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40M00S" calcext:value-type="time">
            <text:p>00:40: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ovnik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435" calcext:value-type="float">
            <text:p>435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ious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05M00S" calcext:value-type="time">
            <text:p>02:05: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:00</text:p>
          </table:table-cell>
          <table:table-cell office:value-type="float" office:value="1470" calcext:value-type="float">
            <text:p>147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yusha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table:number-columns-repeated="2"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34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980" calcext:value-type="float">
            <text:p>980</text:p>
          </table:table-cell>
          <table:table-cell office:value-type="float" office:value="1200" calcext:value-type="float">
            <text:p>1200</text:p>
          </table:table-cell>
          <table:table-cell office:value-type="float" office:value="1165" calcext:value-type="float">
            <text:p>1165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V-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lissmus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tical commissa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office:value-type="float" office:value="6300" calcext:value-type="float">
            <text:p>63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Americans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Infantry</text:p>
          </table:table-cell>
          <table:table-cell office:value-type="float" office:value="6" calcext:value-type="float">
            <text:p>6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Infantry</text:p>
          </table:table-cell>
          <table:table-cell office:value-type="float" office:value="9" calcext:value-type="float">
            <text:p>9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O-31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acomet</text:p>
          </table:table-cell>
          <table:table-cell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85" calcext:value-type="float">
            <text:p>38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eing B-17</text:p>
          </table:table-cell>
          <table:table-cell office:value-type="string" calcext:value-type="string">
            <text:p>Aviation</text:p>
          </table:table-cell>
          <table:table-cell office:value-type="float" office:value="15" calcext:value-type="float">
            <text:p>15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Navy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at batt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25M00S" calcext:value-type="time">
            <text:p>02:25:00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1375" calcext:value-type="float">
            <text:p>1375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:00</text:p>
          </table:table-cell>
          <table:table-cell office:value-type="float" office:value="1960" calcext:value-type="float">
            <text:p>1960</text:p>
          </table:table-cell>
          <table:table-cell office:value-type="float" office:value="1650" calcext:value-type="float">
            <text:p>1650</text:p>
          </table:table-cell>
          <table:table-cell office:value-type="float" office:value="1800" calcext:value-type="float">
            <text:p>1800</text:p>
          </table:table-cell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900" calcext:value-type="float">
            <text:p>90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ma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165" calcext:value-type="float">
            <text:p>116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 Pershing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esident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4000" calcext:value-type="float">
            <text:p>4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vad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200" calcext:value-type="float">
            <text:p>72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rits" table:style-name="ta1">
        <table:table-column table:style-name="co1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1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oo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Training time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sumptio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Destroy</text:p>
          </table:table-cell>
        </table:table-row>
        <table:table-row table:style-name="ro1">
          <table:table-cell office:value-type="string" calcext:value-type="string">
            <text:p>Soldier</text:p>
          </table:table-cell>
          <table:table-cell office:value-type="string" calcext:value-type="string">
            <text:p>Infantry</text:p>
          </table:table-cell>
          <table:table-cell office:value-type="float" office:value="7" calcext:value-type="float">
            <text:p>7</text:p>
          </table:table-cell>
          <table:table-cell office:value-type="time" office:time-value="PT00H18M00S" calcext:value-type="time">
            <text:p>00:18: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yal marine</text:p>
          </table:table-cell>
          <table:table-cell office:value-type="string" calcext:value-type="string">
            <text:p>Infantry</text:p>
          </table:table-cell>
          <table:table-cell office:value-type="float" office:value="8" calcext:value-type="float">
            <text:p>8</text:p>
          </table:table-cell>
          <table:table-cell office:value-type="time" office:time-value="PT00H26M00S" calcext:value-type="time">
            <text:p>00:26: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quito</text:p>
          </table:table-cell>
          <table:table-cell office:value-type="string" calcext:value-type="string">
            <text:p>Aviation</text:p>
          </table:table-cell>
          <table:table-cell office:value-type="float" office:value="12" calcext:value-type="float">
            <text:p>12</text:p>
          </table:table-cell>
          <table:table-cell office:value-type="time" office:time-value="PT00H36M00S" calcext:value-type="time">
            <text:p>00:36: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eor</text:p>
          </table:table-cell>
          <table:table-cell office:value-type="string" calcext:value-type="string">
            <text:p>Aviation</text:p>
          </table:table-cell>
          <table:table-cell office:value-type="float" office:value="18" calcext:value-type="float">
            <text:p>18</text:p>
          </table:table-cell>
          <table:table-cell office:value-type="time" office:time-value="PT00H55M00S" calcext:value-type="time">
            <text:p>00:55: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385" calcext:value-type="float">
            <text:p>385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ro Lancaster</text:p>
          </table:table-cell>
          <table:table-cell office:value-type="string" calcext:value-type="string">
            <text:p>Aviation</text:p>
          </table:table-cell>
          <table:table-cell office:value-type="float" office:value="14" calcext:value-type="float">
            <text:p>14</text:p>
          </table:table-cell>
          <table:table-cell office:value-type="time" office:time-value="PT01H20M00S" calcext:value-type="time">
            <text:p>01:20:00</text:p>
          </table:table-cell>
          <table:table-cell office:value-type="float" office:value="520" calcext:value-type="float">
            <text:p>52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 Submarine</text:p>
          </table:table-cell>
          <table:table-cell office:value-type="string" calcext:value-type="string">
            <text:p>Navy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float" office:value="350" calcext:value-type="float">
            <text:p>350</text:p>
          </table:table-cell>
          <table:table-cell office:value-type="float" office:value="310" calcext:value-type="float">
            <text:p>310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 Battleship</text:p>
          </table:table-cell>
          <table:table-cell office:value-type="string" calcext:value-type="string">
            <text:p>Navy</text:p>
          </table:table-cell>
          <table:table-cell office:value-type="float" office:value="9" calcext:value-type="float">
            <text:p>9</text:p>
          </table:table-cell>
          <table:table-cell office:value-type="time" office:time-value="PT02H25M00S" calcext:value-type="time">
            <text:p>02:25:00</text:p>
          </table:table-cell>
          <table:table-cell office:value-type="float" office:value="1140" calcext:value-type="float">
            <text:p>1140</text:p>
          </table:table-cell>
          <table:table-cell office:value-type="float" office:value="1000" calcext:value-type="float">
            <text:p>1000</text:p>
          </table:table-cell>
          <table:table-cell office:value-type="float" office:value="1375" calcext:value-type="float">
            <text:p>1375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M Carrier</text:p>
          </table:table-cell>
          <table:table-cell office:value-type="string" calcext:value-type="string">
            <text:p>Navy</text:p>
          </table:table-cell>
          <table:table-cell office:value-type="float" office:value="5" calcext:value-type="float">
            <text:p>5</text:p>
          </table:table-cell>
          <table:table-cell office:value-type="time" office:time-value="PT03H20M00S" calcext:value-type="time">
            <text:p>03:20:00</text:p>
          </table:table-cell>
          <table:table-cell office:value-type="float" office:value="1960" calcext:value-type="float">
            <text:p>1960</text:p>
          </table:table-cell>
          <table:table-cell office:value-type="float" office:value="1650" calcext:value-type="float">
            <text:p>1650</text:p>
          </table:table-cell>
          <table:table-cell office:value-type="float" office:value="1800" calcext:value-type="float">
            <text:p>1800</text:p>
          </table:table-cell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tar</text:p>
          </table:table-cell>
          <table:table-cell office:value-type="string" calcext:value-type="string">
            <text:p>Artillery</text:p>
          </table:table-cell>
          <table:table-cell office:value-type="float" office:value="5" calcext:value-type="float">
            <text:p>5</text:p>
          </table:table-cell>
          <table:table-cell office:value-type="time" office:time-value="PT00H58M00S" calcext:value-type="time">
            <text:p>00:58:00</text:p>
          </table:table-cell>
          <table:table-cell office:value-type="float" office:value="900" calcext:value-type="float">
            <text:p>90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15M00S" calcext:value-type="time">
            <text:p>01:15: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K-6</text:p>
          </table:table-cell>
          <table:table-cell office:value-type="string" calcext:value-type="string">
            <text:p>Artillery</text:p>
          </table:table-cell>
          <table:table-cell office:value-type="float" office:value="4" calcext:value-type="float">
            <text:p>4</text:p>
          </table:table-cell>
          <table:table-cell office:value-type="time" office:time-value="PT01H45M00S" calcext:value-type="time">
            <text:p>01:45:0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165" calcext:value-type="float">
            <text:p>116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dium Mark 2</text:p>
          </table:table-cell>
          <table:table-cell office:value-type="string" calcext:value-type="string">
            <text:p>Artillery</text:p>
          </table:table-cell>
          <table:table-cell office:value-type="float" office:value="3" calcext:value-type="float">
            <text:p>3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24H00M00S" calcext:value-type="time">
            <text:p>24:00:00</text:p>
          </table:table-cell>
          <table:table-cell office:value-type="float" office:value="44000" calcext:value-type="float">
            <text:p>44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rime minister</text:p>
          </table:table-cell>
          <table:table-cell office:value-type="string" calcext:value-type="string">
            <text:p>Infantry</text:p>
          </table:table-cell>
          <table:table-cell office:value-type="float" office:value="5" calcext:value-type="float">
            <text:p>5</text:p>
          </table:table-cell>
          <table:table-cell office:value-type="time" office:time-value="PT06H00M00S" calcext:value-type="time">
            <text:p>06:00:00</text:p>
          </table:table-cell>
          <table:table-cell office:value-type="float" office:value="7200" calcext:value-type="float">
            <text:p>72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4500" calcext:value-type="float">
            <text:p>45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 style:data-style-name="N2" text:time-value="15:57:30.997381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34:23.843515645</meta:creation-date>
    <dc:date>2017-06-11T19:31:41.856612660</dc:date>
    <meta:editing-duration>PT18H11M42S</meta:editing-duration>
    <meta:editing-cycles>16</meta:editing-cycles>
    <meta:generator>LibreOffice/5.1.6.2$Linux_X86_64 LibreOffice_project/10m0$Build-2</meta:generator>
    <meta:document-statistic meta:table-count="6" meta:cell-count="1626" meta:object-count="0"/>
  </office:meta>
</office:document-meta>
</file>